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52236111111111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NPUT SIZE (n)</text:p>
          </table:table-cell>
          <table:table-cell office:value-type="string" table:style-name="ce1">
            <text:p>RUNTIME (t)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3559999999999999" table:style-name="ce2">
            <text:p>6.35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.526999999999999" table:style-name="ce2">
            <text:p>10.52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847" table:style-name="ce2">
            <text:p>11.847</text:p>
          </table:table-cell>
          <table:table-cell table:number-columns-repeated="3"/>
          <table:table-cell table:style-name="ce1">
            <draw:frame draw:z-index="1" draw:id="id0" draw:style-name="a0" draw:name="Chart 3" svg:x="0.03819in" svg:y="0.12153in" svg:width="5in" svg:height="3.0659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.419" table:style-name="ce2">
            <text:p>16.41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.971" table:style-name="ce2">
            <text:p>23.97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Saumya Singh</meta:initial-creator>
    <dc:creator>sanjay</dc:creator>
    <meta:creation-date>2023-01-06T10:45:36Z</meta:creation-date>
    <dc:date>2023-01-10T14:01:10Z</dc:date>
    <meta:editing-cycles>1</meta:editing-cycles>
    <meta:editing-duration>PT10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0.75pt" svg:width="360.0pt" chart:style-name="Crt0">
        <chart:plot-area chart:style-name="Plt0">
          <chart:axis chart:dimension="x" chart:name="primary-x" chart:style-name="Axs0">
            <chart:title chart:style-name="AT00">
              <text:p text:style-name="a0" text:class-names="" text:cond-style-name="">INPUT SIZE (n)</text:p>
            </chart:title>
            <chart:categories table:cell-range-address="Sheet1.$A$2:.$A$6"/>
          </chart:axis>
          <chart:axis chart:dimension="y" chart:name="primary-y" chart:style-name="Axs1">
            <chart:title chart:style-name="AT01">
              <text:p text:style-name="a1" text:class-names="" text:cond-style-name="">RUNTIME (t)</text:p>
            </chart:title>
            <chart:grid chart:class="major" chart:style-name="GMa1"/>
          </chart:axis>
          <chart:series chart:values-cell-range-address="Sheet1.$B$2:.$B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